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, Genev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, Geneva, sans-serif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5pt" style:font-size-asian="15pt" style:font-size-complex="15pt"/>
    </style:style>
    <style:style style:name="P2" style:family="paragraph" style:parent-style-name="Text_20_body">
      <style:text-properties style:font-name="Verdana1" fo:font-size="15pt" style:font-size-asian="15pt" style:font-size-complex="15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Verdana" fo:font-size="15pt" fo:letter-spacing="normal" fo:font-style="normal" fo:font-weight="normal" style:font-size-asian="15pt" style:font-size-complex="15pt"/>
    </style:style>
    <style:style style:name="P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Verdana" fo:font-size="20pt" fo:letter-spacing="normal" fo:font-style="normal" fo:font-weight="bold" style:font-size-asian="20pt" style:font-weight-asian="bold" style:font-size-complex="20pt" style:font-weight-complex="bold"/>
    </style:style>
    <style:style style:name="P5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222222" style:font-name="Verdana" fo:font-size="15pt" fo:letter-spacing="normal" fo:font-style="normal" fo:font-weight="normal" style:font-size-asian="15pt" style:font-size-complex="15pt"/>
    </style:style>
    <style:style style:name="P6" style:family="paragraph" style:parent-style-name="Text_20_body" style:list-style-name="L2">
      <style:paragraph-properties fo:margin-left="0cm" fo:margin-right="0cm" fo:orphans="2" fo:widows="2" fo:text-indent="0cm" style:auto-text-indent="false"/>
      <style:text-properties fo:font-variant="normal" fo:text-transform="none" fo:color="#222222" style:font-name="Verdana" fo:font-size="15pt" fo:letter-spacing="normal" fo:font-style="normal" fo:font-weight="normal" style:font-size-asian="15pt" style:font-size-complex="15pt"/>
    </style:style>
    <style:style style:name="P7" style:family="paragraph" style:parent-style-name="Text_20_body" style:list-style-name="L3">
      <style:paragraph-properties fo:margin-left="0cm" fo:margin-right="0cm" fo:orphans="2" fo:widows="2" fo:text-indent="0cm" style:auto-text-indent="false"/>
      <style:text-properties fo:font-variant="normal" fo:text-transform="none" fo:color="#222222" style:font-name="Verdana" fo:font-size="15pt" fo:letter-spacing="normal" fo:font-style="normal" fo:font-weight="normal" style:font-size-asian="15pt" style:font-size-complex="15pt"/>
    </style:style>
    <style:style style:name="T1" style:family="text">
      <style:text-properties fo:color="#800000"/>
    </style:style>
    <style:style style:name="T2" style:family="text">
      <style:text-properties fo:color="#800000" style:text-line-through-style="solid"/>
    </style:style>
    <style:style style:name="T3" style:family="text">
      <style:text-properties fo:color="#800000" style:text-line-through-style="solid" style:text-underline-style="none"/>
    </style:style>
    <style:style style:name="T4" style:family="text">
      <style:text-properties fo:color="#800000" style:text-underline-style="solid" style:text-underline-width="auto" style:text-underline-color="font-color"/>
    </style:style>
    <style:style style:name="T5" style:family="text">
      <style:text-properties fo:color="#800000"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umno: David Tobalina Rodríguez</text:p>
      <text:p text:style-name="P2">Módulo: Proyecto de DESARROLLO DE APLICACIONES WEB </text:p>
      <text:p text:style-name="P1"/>
      <text:p text:style-name="P1"/>
      <text:p text:style-name="P4">Planificación proyecto</text:p>
      <text:p text:style-name="P3"/>
      <text:p text:style-name="P3"><text:tab/>Fecha 1 - 27 Abril 2021</text:p>
      <text:p text:style-name="P3">Especificación de requisitos y desarrollo de la BD: </text:p>
      <text:list xml:id="list951907710422691675" text:style-name="L1">
        <text:list-item>
          <text:p text:style-name="P5">Descripción.</text:p>
        </text:list-item>
        <text:list-item>
          <text:p text:style-name="P5">Esquema E/R.</text:p>
        </text:list-item>
        <text:list-item>
          <text:p text:style-name="P5">Casos de uso.</text:p>
        </text:list-item>
      </text:list>
      <text:p text:style-name="P3"/>
      <text:p text:style-name="P3"><text:tab/>Fecha 2 - 11 Mayo 2021</text:p>
      <text:p text:style-name="P3">* Implementación de las funcionalidades *:</text:p>
      <text:list xml:id="list6419262955114711437" text:style-name="L2">
        <text:list-item>
          <text:p text:style-name="P6"><text:span text:style-name="T2">Eliminar notas</text:span>.</text:p>
        </text:list-item>
        <text:list-item>
          <text:p text:style-name="P6"><text:span text:style-name="T2">Marcar tarea como finalizada</text:span>.</text:p>
        </text:list-item>
        <text:list-item>
          <text:p text:style-name="P6"><text:span text:style-name="T2">Puntos usuario al finalizar tarea</text:span>.</text:p>
        </text:list-item>
        <text:list-item>
          <text:p text:style-name="P6"><text:span text:style-name="T2">Eliminar producto de la lista de compra</text:span>.</text:p>
        </text:list-item>
        <text:list-item>
          <text:p text:style-name="P6"><text:span text:style-name="T3">Visualizar las tareas programadas para una fecha en el calendario</text:span>.</text:p>
        </text:list-item>
      </text:list>
      <text:p text:style-name="P3"/>
      <text:p text:style-name="P3"><text:tab/>Fecha 3 - 25 Mayo 2021</text:p>
      <text:p text:style-name="P3">Implementación de las funcionalidades:</text:p>
      <text:list xml:id="list520387103245053978" text:style-name="L3">
        <text:list-item>
          <text:p text:style-name="P7">Comprobación casos de uso.</text:p>
        </text:list-item>
        <text:list-item>
          <text:p text:style-name="P7">Posible implementación de funcionalidades para mejorar la experiencia de usuario.</text:p>
        </text:list-item>
        <text:list-item>
          <text:p text:style-name="P7">Posible implementación de funcionalidades extras.</text:p>
        </text:list-item>
        <text:list-item>
          <text:p text:style-name="P7">Hacer memoria.</text:p>
        </text:list-item>
      </text:list>
      <text:p text:style-name="P3"/>
      <text:p text:style-name="P3"><text:tab/>Fecha 4 - 31 Mayo 2021</text:p>
      <text:p text:style-name="P3"><text:soft-page-break/>Finalización del proyecto: el proyecto deberá estar terminado para esta fecha ya que este día es la última tutoría. La defensa de proyectos es del 1 al 4 de Junio de 2021.</text:p>
      <text:p text:style-name="P3"/>
      <text:p text:style-name="P3">* Implementación de las funcionalidades *</text:p>
      <text:p text:style-name="P3">Si durante el desarrollo se retrasa el progreso, estas funcionalidades podrán ser implementadas para la siguiente fech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, Genev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, Geneva, sans-serif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21T19:05:15.91</meta:creation-date>
    <dc:date>2021-04-24T19:00:04.04</dc:date>
    <meta:editing-duration>PT2H7M53S</meta:editing-duration>
    <meta:editing-cycles>7</meta:editing-cycles>
    <meta:generator>OpenOffice/4.1.8$Win32 OpenOffice.org_project/418m3$Build-9803</meta:generator>
    <meta:document-statistic meta:table-count="0" meta:image-count="0" meta:object-count="0" meta:page-count="2" meta:paragraph-count="25" meta:word-count="177" meta:character-count="1065"/>
  </office:meta>
</office:document-meta>
</file>